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261cm" fo:margin-left="0.356cm" fo:margin-right="0.381cm" table:align="margins" style:writing-mode="lr-tb"/>
    </style:style>
    <style:style style:name="Tabella1.A" style:family="table-column">
      <style:table-column-properties style:column-width="1.877cm" style:rel-column-width="7125*"/>
    </style:style>
    <style:style style:name="Tabella1.B" style:family="table-column">
      <style:table-column-properties style:column-width="1.78cm" style:rel-column-width="6757*"/>
    </style:style>
    <style:style style:name="Tabella1.C" style:family="table-column">
      <style:table-column-properties style:column-width="2.983cm" style:rel-column-width="11324*"/>
    </style:style>
    <style:style style:name="Tabella1.D" style:family="table-column">
      <style:table-column-properties style:column-width="10.622cm" style:rel-column-width="40329*"/>
    </style:style>
    <style:style style:name="Tabella1.1" style:family="table-row">
      <style:table-row-properties style:min-row-height="4.671cm"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1.2" style:family="table-row">
      <style:table-row-properties style:min-row-height="1.256cm" style:keep-together="true" fo:keep-together="auto"/>
    </style:style>
    <style:style style:name="Tabella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3" style:family="table-row">
      <style:table-row-properties style:min-row-height="2.778cm" style:keep-together="true" fo:keep-together="auto"/>
    </style:style>
    <style:style style:name="Tabella1.4" style:family="table-row">
      <style:table-row-properties style:min-row-height="1.198cm" style:keep-together="true" fo:keep-together="auto"/>
    </style:style>
    <style:style style:name="Tabella2" style:family="table">
      <style:table-properties style:width="17.999cm" table:align="margins"/>
    </style:style>
    <style:style style:name="Tabella2.A" style:family="table-column">
      <style:table-column-properties style:column-width="5.999cm" style:rel-column-width="21845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2" style:family="table-row">
      <style:table-row-properties style:min-row-height="3.745cm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text-underline-style="none"/>
    </style:style>
    <style:style style:name="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padding="0.049cm" fo:border="0.018cm solid #000000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zxx" fo:country="none" fo:background-color="#ffff00" style:font-size-asian="12pt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8.397cm" style:type="right" style:leader-style="dotted" style:leader-text=".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language="zxx" fo:country="none" style:text-underline-style="none" fo:background-color="transparent" style:font-size-asian="8pt" style:language-asian="zxx" style:country-asian="none" style:font-size-complex="8pt" style:language-complex="zxx" style:country-complex="none"/>
    </style:style>
    <style:style style:name="P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5pt" fo:language="zxx" fo:country="none" fo:font-style="normal" style:text-underline-style="none" fo:font-weight="normal" fo:background-color="transparent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5pt" fo:language="zxx" fo:country="none" style:text-underline-style="none" fo:background-color="transparent" style:font-size-asian="15pt" style:language-asian="zxx" style:country-asian="none" style:font-size-complex="15pt" style:language-complex="zxx" style:country-complex="none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382cm"/>
        </style:tab-stops>
      </style:paragraph-properties>
      <style:text-properties fo:font-size="12pt" fo:font-weight="bold" fo:background-color="#ffff00" style:font-size-asian="12p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3pt" fo:language="zxx" fo:country="none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3pt" fo:language="zxx" fo:country="none" fo:font-style="normal" style:text-underline-style="none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fo:font-size="12pt" fo:language="zxx" fo:country="none" fo:font-style="normal" style:text-underline-style="none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29" style:family="paragraph" style:parent-style-name="Standard">
      <style:paragraph-properties fo:margin-left="0.318cm" fo:margin-right="0cm" fo:text-indent="0cm" style:auto-text-indent="false"/>
    </style:style>
    <style:style style:name="P30" style:family="paragraph" style:parent-style-name="Standard">
      <style:paragraph-properties fo:margin-left="0.318cm" fo:margin-right="0cm" fo:text-indent="0cm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.318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.318cm" fo:margin-right="0cm" fo:text-indent="0cm" style:auto-text-indent="false" style:snap-to-layout-grid="false"/>
    </style:style>
    <style:style style:name="P33" style:family="paragraph" style:parent-style-name="Standard">
      <style:paragraph-properties fo:margin-left="0.644cm" fo:margin-right="0cm" fo:text-indent="0cm" style:auto-text-indent="false"/>
    </style:style>
    <style:style style:name="P34" style:family="paragraph" style:parent-style-name="Standard">
      <style:paragraph-properties fo:margin-left="0.644cm" fo:margin-right="0cm" fo:text-indent="0cm" style:auto-text-indent="false" style:snap-to-layout-grid="false"/>
    </style:style>
    <style:style style:name="P35" style:family="paragraph" style:parent-style-name="Standard">
      <style:paragraph-properties fo:margin-left="0.644cm" fo:margin-right="0cm" fo:text-indent="0cm" style:auto-text-indent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3.634cm" fo:margin-right="0cm" fo:text-indent="0cm" style:auto-text-indent="false" style:snap-to-layout-grid="false"/>
    </style:style>
    <style:style style:name="P37" style:family="paragraph" style:parent-style-name="Standard">
      <style:paragraph-properties fo:margin-left="1.332cm" fo:margin-right="0cm" fo:text-indent="0cm" style:auto-text-indent="false"/>
    </style:style>
    <style:style style:name="P38" style:family="paragraph" style:parent-style-name="Standard">
      <style:paragraph-properties fo:margin-left="1.332cm" fo:margin-right="0cm" fo:text-indent="0cm" style:auto-text-indent="false" style:snap-to-layout-grid="false"/>
    </style:style>
    <style:style style:name="P39" style:family="paragraph" style:parent-style-name="Standard">
      <style:paragraph-properties fo:margin-left="1.332cm" fo:margin-right="0cm" fo:text-indent="0cm" style:auto-text-indent="false"/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1.305cm" fo:margin-right="0cm" fo:text-indent="0cm" style:auto-text-indent="false"/>
    </style:style>
    <style:style style:name="P41" style:family="paragraph" style:parent-style-name="Text_20_body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text-position="0% 100%" fo:font-size="13pt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3" style:family="paragraph" style:parent-style-name="Text_20_body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text-align="center" style:justify-single-word="false" fo:break-before="pag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6" style:family="paragraph" style:parent-style-name="Table_20_Contents">
      <style:paragraph-properties fo:margin-left="7.546cm" fo:margin-right="-0.009cm" fo:text-align="start" style:justify-single-word="false" fo:text-indent="0cm" style:auto-text-indent="false"/>
      <style:text-properties fo:font-size="13pt" style:font-size-asian="13pt" style:font-size-complex="13pt"/>
    </style:style>
    <style:style style:name="P47" style:family="paragraph" style:parent-style-name="Table_20_Contents">
      <style:paragraph-properties fo:margin-left="14.513cm" fo:margin-right="-0.009cm" fo:text-align="start" style:justify-single-word="false" fo:text-indent="0cm" style:auto-text-indent="false"/>
      <style:text-properties fo:font-size="13pt" style:font-size-asian="13pt" style:font-size-complex="13pt"/>
    </style:style>
    <style:style style:name="P48" style:family="paragraph" style:parent-style-name="Table_20_Contents">
      <style:paragraph-properties fo:margin-left="-0.067cm" fo:margin-right="-0.009cm" fo:text-align="start" style:justify-single-word="false" fo:text-indent="0cm" style:auto-text-indent="false"/>
      <style:text-properties fo:font-size="13pt" style:font-size-asian="13pt" style:font-size-complex="13pt"/>
    </style:style>
    <style:style style:name="P49" style:family="paragraph" style:parent-style-name="Text_20_body">
      <style:paragraph-properties fo:margin-top="0cm" fo:margin-bottom="0cm" fo:text-align="justify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0" style:family="paragraph" style:parent-style-name="Text_20_body" style:list-style-name="L9">
      <style:paragraph-properties fo:text-align="start" style:justify-single-word="false"/>
      <style:text-properties style:text-position="0% 100%" fo:font-size="13pt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51" style:family="paragraph" style:parent-style-name="Text_20_body" style:list-style-name="L10">
      <style:paragraph-properties fo:text-align="start" style:justify-single-word="false"/>
      <style:text-properties style:text-position="0% 100%" fo:font-size="13pt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52" style:family="paragraph" style:parent-style-name="Text_20_body" style:list-style-name="L9">
      <style:paragraph-properties fo:text-align="start" style:justify-single-word="false"/>
      <style:text-properties style:text-position="0% 100%" fo:font-size="13pt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3" style:family="paragraph" style:parent-style-name="Text_20_body" style:list-style-name="L10">
      <style:paragraph-properties fo:text-align="start" style:justify-single-word="false"/>
      <style:text-properties style:text-position="0% 100%" fo:font-size="13pt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4" style:family="paragraph" style:parent-style-name="Text_20_body">
      <style:paragraph-properties fo:margin-top="0cm" fo:margin-bottom="0cm" fo:text-align="justify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5" style:family="paragraph" style:parent-style-name="Text_20_body" style:list-style-name="L6">
      <style:paragraph-properties fo:margin-top="0cm" fo:margin-bottom="0cm" fo:text-align="justify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6" style:family="paragraph" style:parent-style-name="Text_20_body" style:list-style-name="L7">
      <style:paragraph-properties fo:margin-top="0cm" fo:margin-bottom="0cm" fo:text-align="justify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7" style:family="paragraph" style:parent-style-name="Text_20_body" style:list-style-name="L8">
      <style:paragraph-properties fo:margin-top="0cm" fo:margin-bottom="0cm" fo:text-align="justify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8" style:family="paragraph" style:parent-style-name="Standard" style:master-page-name="First_20_Page">
      <style:paragraph-properties fo:text-align="center" style:justify-single-word="false" style:page-number="auto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9" style:family="paragraph" style:parent-style-name="Standard" style:list-style-name="L1"/>
    <style:style style:name="P60" style:family="paragraph" style:parent-style-name="Standard" style:list-style-name="L1">
      <style:text-properties fo:font-weight="bold" style:font-weight-asian="bold" style:font-weight-complex="bold"/>
    </style:style>
    <style:style style:name="P61" style:family="paragraph" style:parent-style-name="Standard" style:list-style-name="L2">
      <style:paragraph-properties fo:text-align="justify" style:justify-single-word="false"/>
    </style:style>
    <style:style style:name="P62" style:family="paragraph" style:parent-style-name="Standard" style:list-style-name="L3">
      <style:paragraph-properties fo:text-align="justify" style:justify-single-word="false"/>
    </style:style>
    <style:style style:name="P63" style:family="paragraph" style:parent-style-name="Standard" style:list-style-name="L4">
      <style:paragraph-properties fo:text-align="justify" style:justify-single-word="false"/>
    </style:style>
    <style:style style:name="P64" style:family="paragraph" style:parent-style-name="Standard" style:list-style-name="L5">
      <style:paragraph-properties fo:text-align="justify" style:justify-single-word="false"/>
    </style:style>
    <style:style style:name="P65" style:family="paragraph" style:parent-style-name="Heading_20_1">
      <style:paragraph-properties fo:text-align="center" style:justify-single-word="false">
        <style:tab-stops>
          <style:tab-stop style:position="4.38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6" style:family="paragraph" style:parent-style-name="Heading_20_1">
      <style:paragraph-properties fo:text-align="center" style:justify-single-word="false">
        <style:tab-stops>
          <style:tab-stop style:position="4.382cm"/>
        </style:tab-stops>
      </style:paragraph-properties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7" style:family="paragraph" style:parent-style-name="Heading_20_1">
      <style:paragraph-properties fo:text-align="center" style:justify-single-word="false" fo:break-before="page">
        <style:tab-stops>
          <style:tab-stop style:position="4.38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8" style:family="paragraph" style:parent-style-name="Heading_20_1">
      <style:paragraph-properties fo:text-align="center" style:justify-single-word="false" fo:break-before="page">
        <style:tab-stops>
          <style:tab-stop style:position="4.382cm"/>
        </style:tab-stops>
      </style:paragraph-properties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6pt" fo:language="zxx" fo:country="none" style:text-underline-style="solid" style:text-underline-width="auto" style:text-underline-color="font-color" fo:background-color="#00ffff" style:font-size-asian="16pt" style:language-asian="zxx" style:country-asian="none" style:font-size-complex="16pt" style:language-complex="zxx" style:country-complex="none"/>
    </style:style>
    <style:style style:name="P7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6pt" fo:language="zxx" fo:country="none" style:text-underline-style="solid" style:text-underline-width="auto" style:text-underline-color="font-color" fo:background-color="transparent" style:font-size-asian="16pt" style:language-asian="zxx" style:country-asian="none" style:font-size-complex="16pt" style:language-complex="zxx" style:country-complex="none"/>
    </style:style>
    <style:style style:name="P7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2pt" fo:language="zxx" fo:country="none" fo:font-style="normal" style:text-underline-style="solid" style:text-underline-width="auto" style:text-underline-color="font-color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2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fo:font-size="16pt" fo:language="zxx" fo:country="none" style:text-underline-style="solid" style:text-underline-width="auto" style:text-underline-color="font-color" fo:background-color="transparent" style:font-size-asian="16pt" style:language-asian="zxx" style:country-asian="none" style:font-size-complex="16pt" style:language-complex="zxx" style:country-complex="none"/>
    </style:style>
    <style:style style:name="P7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75" style:family="paragraph">
      <style:paragraph-properties fo:text-align="center"/>
    </style:style>
    <style:style style:name="P76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language="zxx" fo:country="none" fo:font-style="normal" style:text-underline-style="solid" style:text-underline-width="auto" style:text-underline-color="font-color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" style:family="text">
      <style:text-properties style:text-position="0% 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2">Istituto Tecnico Tecnologico Statale "Fedi-Fermi" - Pistoia</text:p>
      <text:p text:style-name="P12">LABORATORIO DI Tecnologie informatiche</text:p>
      <text:p text:style-name="P13">a.s. 2013/2014</text:p>
      <text:p text:style-name="P14"><text:s/></text:p>
      <text:p text:style-name="P14"/>
      <text:p text:style-name="P14"/>
      <text:p text:style-name="P1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table:number-columns-spanned="4" office:value-type="string">
            <text:p text:style-name="P31"/>
            <text:p text:style-name="P30"/>
            <text:p text:style-name="P29"><text:span text:style-name="T2">Gruppo: </text:span>3IA (gruppo 05) </text:p>
            <text:p text:style-name="P29"/>
            <text:p text:style-name="P29"><text:span text:style-name="T2">Nomi dei componenti del gruppo: </text:span>Andrea Del Corto – Gabriele Giovannelli</text:p>
            <text:p text:style-name="P29"/>
            <text:p text:style-name="P29"><text:span text:style-name="T2">Titolo Esercitazione: </text:span><text:span text:style-name="T4">Gioco cannone</text:span></text:p>
            <text:p text:style-name="P30"/>
            <text:p text:style-name="P29"><text:span text:style-name="T2">Data Inizio</text:span> <text:s text:c="5"/>/03/2014</text:p>
            <text:p text:style-name="P30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8"/>
            <text:p text:style-name="P30"><text:s text:c="3"/>Data</text:p>
          </table:table-cell>
          <table:table-cell table:style-name="Tabella1.A2" office:value-type="string">
            <text:p text:style-name="P16"/>
            <text:p text:style-name="P15">Ore</text:p>
          </table:table-cell>
          <table:table-cell table:style-name="Tabella1.A2" office:value-type="string">
            <text:p text:style-name="P16"/>
            <text:p text:style-name="P14"><text:s text:c="7"/>Luogo</text:p>
            <text:p text:style-name="P14"/>
          </table:table-cell>
          <table:table-cell table:style-name="Tabella1.A1" office:value-type="string">
            <text:p text:style-name="P18"/>
            <text:p text:style-name="P14"><text:s text:c="12"/>Nomi dei componenti del gruppo</text:p>
          </table:table-cell>
        </table:table-row>
        <table:table-row table:style-name="Tabella1.3">
          <table:table-cell table:style-name="Tabella1.A2" office:value-type="string">
            <text:p text:style-name="P32"><text:s text:c="2"/></text:p>
            <text:p text:style-name="P14"/>
          </table:table-cell>
          <table:table-cell table:style-name="Tabella1.A2" office:value-type="string">
            <text:p text:style-name="P34"/>
            <text:p text:style-name="P33"/>
            <text:p text:style-name="P33"/>
            <text:p text:style-name="P35"/>
          </table:table-cell>
          <table:table-cell table:style-name="Tabella1.A2" office:value-type="string">
            <text:p text:style-name="P36"/>
            <text:p text:style-name="Contents_20_1"><text:s text:c="4"/></text:p>
          </table:table-cell>
          <table:table-cell table:style-name="Tabella1.A1" office:value-type="string">
            <text:p text:style-name="P38"/>
            <text:p text:style-name="P37"/>
            <text:p text:style-name="P40"/>
            <text:p text:style-name="P40"/>
            <text:p text:style-name="P39"/>
            <text:p text:style-name="P40"/>
            <text:p text:style-name="P40"/>
            <text:p text:style-name="P39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ella1.4">
          <table:table-cell table:style-name="Tabella1.A1" table:number-columns-spanned="4" office:value-type="string">
            <text:p text:style-name="P17"><text:s text:c="68"/></text:p>
            <text:p text:style-name="P29"><text:span text:style-name="T2"><text:s/>Data Consegna</text:span> <text:s text:c="3"/>31/03/<text:span text:style-name="T3">2014</text:span></text:p>
          </table:table-cell>
          <table:covered-table-cell/>
          <table:covered-table-cell/>
          <table:covered-table-cell/>
        </table:table-row>
      </table:table>
      <text:p text:style-name="P41"/>
      <text:p text:style-name="P44"/>
      <text:p text:style-name="P43"><text:bookmark text:name="__RefHeading__691_1262172270"/><text:bookmark-start text:name="sommario"/>SOMMARIO<text:bookmark-end text:name="__RefHeading__691_1262172270"/><text:bookmark-end text:name="sommario"/></text:p>
      <text:p text:style-name="Standard"/>
      <text:table-of-content text:style-name="Sect1" text:name="Indice generale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73"><text:a xlink:type="simple" xlink:href="#__RefHeading__1172_833839271">PRESENTAZIONE<text:tab/>4</text:a></text:p>
          <text:p text:style-name="P74"><text:a xlink:type="simple" xlink:href="#__RefHeading__938_377589900">Cenni teorici<text:tab/>4</text:a></text:p>
          <text:p text:style-name="P74"><text:a xlink:type="simple" xlink:href="#__RefHeading__1176_833839271">Analisi generale del problema<text:tab/>4</text:a></text:p>
          <text:p text:style-name="P73"><text:a xlink:type="simple" xlink:href="#__RefHeading__1184_833839271">SOLUZIONE<text:tab/>6</text:a></text:p>
          <text:p text:style-name="P74"><text:a xlink:type="simple" xlink:href="#__RefHeading__828_921013862">Funzioni espletate del programma<text:tab/>6</text:a></text:p>
          <text:p text:style-name="P74"><text:a xlink:type="simple" xlink:href="#__RefHeading__830_921013862">Descrizione delle strutture dati utilizzate<text:tab/>7</text:a></text:p>
          <text:p text:style-name="P74"><text:a xlink:type="simple" xlink:href="#__RefHeading__832_921013862">Struttura del programma<text:tab/>8</text:a></text:p>
          <text:p text:style-name="P74"><text:a xlink:type="simple" xlink:href="#__RefHeading__836_921013862">Sviluppo dei singoli sottoprogrammi<text:tab/>13</text:a></text:p>
        </text:index-body>
      </text:table-of-content>
      <text:p text:style-name="P4"/>
      <text:h text:style-name="P65" text:outline-level="1"/>
      <text:h text:style-name="P67" text:outline-level="1"><text:bookmark text:name="__RefHeading__1172_833839271"/>PRESENTAZIONE<text:bookmark-end text:name="__RefHeading__1172_833839271"/></text:h>
      <text:p text:style-name="P19"/>
      <text:h text:style-name="P69" text:outline-level="2"><text:bookmark text:name="__RefHeading__938_377589900"/>Cenni teorici<text:bookmark-end text:name="__RefHeading__938_377589900"/></text:h>
      <text:p text:style-name="Standard">Pocessing <text:s/>è un linguaggio ad alto livello che consente di creare programmi grafici complessi che gestiscono immagini,video e suoni con una relativa facilità.</text:p>
      <text:p text:style-name="Standard">In ogni programma realizzato con processing, saranno sempre presenti due funzioni principali</text:p>
      <text:list xml:id="list31366851" text:style-name="L1">
        <text:list-item>
          <text:p text:style-name="P60">void setup();</text:p>
          <text:p text:style-name="P59">Viene usata solitamente per l'inizializzazione delle variabili.</text:p>
          <text:p text:style-name="P59">Viente chiamata solo una volta dopo, l'avvio del programa.</text:p>
        </text:list-item>
        <text:list-item>
          <text:p text:style-name="P60">void draw();</text:p>
          <text:p text:style-name="P59">Serve per costruire gli oggetti grafici da visualizzare nella finestra di esecuzione del programma.</text:p>
          <text:p text:style-name="P59">Di default viene chiamta 60 volte al secondo, per consentire una fluida interazione con l'utente.</text:p>
          <text:p text:style-name="P59">Per "disegnare" esistono molte funzioni di libreria che ci consentono di:</text:p>
          <text:list>
            <text:list-item>
              <text:list>
                <text:list-item>
                  <text:p text:style-name="P59">Visualizzare immagini,video.</text:p>
                </text:list-item>
                <text:list-item>
                  <text:p text:style-name="P59">Riprodurre suoni e musica.</text:p>
                </text:list-item>
                <text:list-item>
                  <text:p text:style-name="P59">Disegnare forme geometriche.</text:p>
                </text:list-item>
                <text:list-item>
                  <text:p text:style-name="P59">Effettuare trasformazioni geometriche (traslazioni,rotazioni, etc).</text:p>
                </text:list-item>
              </text:list>
            </text:list-item>
          </text:list>
        </text:list-item>
      </text:list>
      <text:p text:style-name="Standard"/>
      <text:p text:style-name="Standard">Va tenuto presente che il piano cartesiano utilizzato da processing per disegnare è ribaltato (come tutti i programmi per la computer grafica).</text:p>
      <text:p text:style-name="Standard"/>
      <text:h text:style-name="P70" text:outline-level="2"><text:bookmark text:name="__RefHeading__1176_833839271"/>Analisi generale del problema<text:bookmark-end text:name="__RefHeading__1176_833839271"/></text:h>
      <text:p text:style-name="P3"/>
      <text:p text:style-name="P24">Il nostro obbiettivo è quello di creare un gioco dove ci sia un cannone che spara ad un oggetto in movimento.</text:p>
      <text:p text:style-name="P24">Per prima cosa posizioneremo l'immagine di un cannone nell'angolo in basso a sinistra e lo faremo ruotare su un'altra immagine che rappresenterà la base del cannone.</text:p>
      <text:p text:style-name="P24">La rotazione dovrà avvenire secondo le richieste dell'utente (tasti premuti):</text:p>
      <text:p text:style-name="P24"/>
      <text:list xml:id="list31357384" text:style-name="L2">
        <text:list-item>
          <text:p text:style-name="P61"><draw:custom-shape text:anchor-type="paragraph" draw:z-index="1" draw:style-name="gr1" svg:width="0.676cm" svg:height="0.354cm" svg:x="0.915cm" svg:y="0.06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3"/>(freccia a sinistra): il cannone ruota verso il bordo sinistro della finestra senza oltrepassarlo.</text:p>
        </text:list-item>
        <text:list-item>
          <text:p text:style-name="P61"><draw:custom-shape text:anchor-type="paragraph" draw:z-index="0" draw:style-name="gr1" svg:width="0.736cm" svg:height="0.354cm" svg:x="0.898cm" svg:y="0.07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3"/>(freccia a destra): il cannone ruota verso il bordo inferiore della finestra senza oltrepassarlo.</text:p>
        </text:list-item>
      </text:list>
      <text:p text:style-name="P24"/>
      <text:p text:style-name="P24">Il cannone "sparerà" <text:s/>un proiettile, rappresentato da un'altra immagine, nella direzione indicata dal cannone. </text:p>
      <text:p text:style-name="P24">La velocità del proiettile sparato sarà determinata dall'utente nel seguente modo:</text:p>
      <text:list xml:id="list31361998" text:style-name="L3">
        <text:list-item>
          <text:p text:style-name="P62">Sotto il cannone sarà presente un barra colorata che varia continuamente da lunghezza 0 a lunghezza massima.</text:p>
        </text:list-item>
        <text:list-item>
          <text:p text:style-name="P62">La lunghezza di questa barra indica la velocità con cui verrà sparato il proiettile. L'utente potrà determinare la velocità del proiettile premendo la barra spaziatrice: la lunghezza della barra colorata indica la velocità selezionata.</text:p>
        </text:list-item>
        <text:list-item>
          <text:p text:style-name="P62">Una volta scelta la velocità la barra colorata rimarrà ferma alla lunghezza selezionata.</text:p>
        </text:list-item>
        <text:list-item>
          <text:p text:style-name="P62">Il colpo partirà nel momento in cui l'utente rilascerà la barra spaziatrice, e la barra colorata riprenderà il suo movimeto ciclico. </text:p>
        </text:list-item>
      </text:list>
      <text:p text:style-name="P24"/>
      <text:p text:style-name="P24"/>
      <text:p text:style-name="P24">Dopo che avremo realizzato il movimento e lo sparo, ci occuperemo di gestire le collisioni del proiettile <text:soft-page-break/>con l'ambiente o con l'oggetto da colpire. Per farlo basterà controllare, ad ogni ripetizione della funzione draw(), dove si trovano le cordinate x e y del proiettile:</text:p>
      <text:list xml:id="list31370382" text:style-name="L4">
        <text:list-item>
          <text:p text:style-name="P63">Se il proiettile si trova a collidere con il mostro esplode e gestiremo tutto ciò che riguarda il bersaglio colpito.</text:p>
        </text:list-item>
        <text:list-item>
          <text:p text:style-name="P63">Altrimenti il proiettile esplode senza nessun altra conseguenza.</text:p>
        </text:list-item>
      </text:list>
      <text:p text:style-name="P24"/>
      <text:p text:style-name="P24"/>
      <text:p text:style-name="P24"/>
      <text:list xml:id="list31376956" text:style-name="L5">
        <text:list-header>
          <text:p text:style-name="P64"/>
        </text:list-header>
      </text:list>
      <text:p text:style-name="P8"><text:a xlink:type="simple" xlink:href="#sommario"><text:span text:style-name="T6">Sommario</text:span></text:a></text:p>
      <text:h text:style-name="P71" text:outline-level="2"/>
      <text:h text:style-name="P68" text:outline-level="1"/>
      <text:h text:style-name="P66" text:outline-level="1"><text:bookmark text:name="__RefHeading__1184_833839271"/>SOLUZIONE<text:bookmark-end text:name="__RefHeading__1184_833839271"/></text:h>
      <text:h text:style-name="P70" text:outline-level="2"/>
      <text:h text:style-name="P70" text:outline-level="2"><text:bookmark text:name="__RefHeading__828_921013862"/>Funzioni espletate del programma<text:bookmark-end text:name="__RefHeading__828_921013862"/></text:h>
      <text:p text:style-name="P27"/>
      <text:p text:style-name="P28">Per iniziare a giocare si deve cliccare con il mouse su "Start".</text:p>
      <text:p text:style-name="P28">Una volta che il gioco sarà partito, la schermata di gioco avrà questa struttura: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45">PUNTEGGIO: x</text:p>
          </table:table-cell>
          <table:table-cell table:style-name="Tabella2.A1" office:value-type="string">
            <text:p text:style-name="P45">LIVELLO:x</text:p>
          </table:table-cell>
          <table:table-cell table:style-name="Tabella2.C1" office:value-type="string">
            <text:p text:style-name="P45">MUNIZIONI:x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5"><draw:rect text:anchor-type="paragraph" draw:z-index="4" draw:style-name="gr3" draw:text-style-name="P76" svg:width="0.53cm" svg:height="2.971cm" svg:x="12.931cm" svg:y="0.201cm"><text:p text:style-name="P75"><text:span text:style-name="T8">S</text:span></text:p><text:p text:style-name="P75"><text:span text:style-name="T8">C</text:span></text:p><text:p text:style-name="P75"><text:span text:style-name="T8">U</text:span></text:p><text:p text:style-name="P75"><text:span text:style-name="T8">D</text:span></text:p><text:p text:style-name="P75"><text:span text:style-name="T8">O</text:span></text:p><text:p text:style-name="P75"><text:span text:style-name="T8">1</text:span></text:p></draw:rect><draw:rect text:anchor-type="paragraph" draw:z-index="5" draw:style-name="gr3" draw:text-style-name="P76" svg:width="0.53cm" svg:height="2.971cm" svg:x="12.107cm" svg:y="0.194cm"><text:p text:style-name="P75"><text:span text:style-name="T8">S</text:span></text:p><text:p text:style-name="P75"><text:span text:style-name="T8">C</text:span></text:p><text:p text:style-name="P75"><text:span text:style-name="T8">U</text:span></text:p><text:p text:style-name="P75"><text:span text:style-name="T8">D</text:span></text:p><text:p text:style-name="P75"><text:span text:style-name="T8">O</text:span></text:p><text:p text:style-name="P75"><text:span text:style-name="T8">2</text:span></text:p></draw:rect></text:p>
            <text:p text:style-name="P47"><draw:rect text:anchor-type="paragraph" draw:z-index="2" draw:style-name="gr2" draw:text-style-name="P75" svg:width="3.236cm" svg:height="0.59cm" svg:x="13.899cm" svg:y="0.056cm"><text:p text:style-name="P75">Barra vita mostro</text:p></draw:rect></text:p>
            <text:p text:style-name="P46">AREA DI GIOCO <text:s text:c="33"/>mostro</text:p>
            <text:p text:style-name="P46"/>
            <text:p text:style-name="P48"/>
            <text:p text:style-name="P48"><draw:rect text:anchor-type="paragraph" draw:z-index="3" draw:style-name="gr2" draw:text-style-name="P75" svg:width="3.677cm" svg:height="0.59cm" svg:x="-0.035cm" svg:y="0.466cm"><text:p text:style-name="P75">Barra potenza sparo</text:p></draw:rect>cannone</text:p>
            <text:p text:style-name="P46"/>
          </table:table-cell>
          <table:covered-table-cell/>
          <table:covered-table-cell/>
        </table:table-row>
      </table:table>
      <text:p text:style-name="P27"/>
      <text:p text:style-name="P10">Inizialmente si hanno a disposizione 6 munizioni, si parte dal livello 1 e il punteggio è 0.</text:p>
      <text:p text:style-name="P11">Punteggoio: </text:p>
      <text:list xml:id="list31376616" text:style-name="L6">
        <text:list-item>
          <text:p text:style-name="P55">Ogni volta che il mostro viene colpito il punteggio incrementa di 5.</text:p>
        </text:list-item>
        <text:list-item>
          <text:p text:style-name="P55">Quando il mostro viene colpito per tre volte, si passa al livello successivo, la barra della vita viene ripristinata e il punteggio viene incrementato di 15.</text:p>
        </text:list-item>
      </text:list>
      <text:p text:style-name="P49">Livello:</text:p>
      <text:list xml:id="list31352699" text:style-name="L7">
        <text:list-item>
          <text:p text:style-name="P56">Il livello sale ogni volta che il mostro viene colpito per tre volte, più aumenta il livello e più la velocità dello scudo1 (che si muove su e giù) aumenta. Dopo il livello tre viene visualizzato anche lo scudo2. Anche il mostro aumenta la sua veloctà al salire di livelli, ma più lentamente degli scudi.</text:p>
        </text:list-item>
      </text:list>
      <text:p text:style-name="P49">Munizioni:</text:p>
      <text:list xml:id="list31350523" text:style-name="L8">
        <text:list-item>
          <text:p text:style-name="P57">Ogni colpo sparato diminuisce il numero di munizioni disponibili, quando il mostro viene colpito viene restituita una munizione. Quando si passa ad un livello successivo vengono aggiunte altre 3 munizioni.</text:p>
        </text:list-item>
      </text:list>
      <text:p text:style-name="P49"/>
      <text:p text:style-name="P49">Quando il gioco termina verrà visualizzata una tabella con i risultati di gioco e se si desiderà si può tornare alla schermata iniziale cliccando il bottone "Menù".</text:p>
      <text:p text:style-name="P11"/>
      <text:p text:style-name="P6"><text:a xlink:type="simple" xlink:href="#sommario"><text:span text:style-name="T5">Sommario</text:span></text:a></text:p>
      <text:h text:style-name="P70" text:outline-level="2"/>
      <text:h text:style-name="P70" text:outline-level="2"/>
      <text:h text:style-name="P72" text:outline-level="2"><text:bookmark text:name="__RefHeading__830_921013862"/>Descrizione delle strutture dati utilizzate<text:bookmark-end text:name="__RefHeading__830_921013862"/></text:h>
      <text:p text:style-name="P20"/>
      <text:p text:style-name="P21">Per poter utilizzare alcune gif animate abbiamo avuto la necessità utilizzare la libreria gifAnimated.</text:p>
      <text:p text:style-name="P21">Abbiamo caricato due gif animate nel seguente modo:</text:p>
      <text:p text:style-name="P22"/>
      <text:p text:style-name="P25">import gifAnimation.*;//libreria aggiuntiva per <text:s/>gif animate</text:p>
      <text:p text:style-name="P25">//Variabili globali</text:p>
      <text:p text:style-name="P25"><text:s text:c="2"/>Gif explosion; </text:p>
      <text:p text:style-name="P25"><text:s text:c="2"/>Gif enemy;</text:p>
      <text:p text:style-name="P25"><text:s text:c="2"/>//Dentro la setup()</text:p>
      <text:p text:style-name="P25"><text:s text:c="2"/>enemy = new Gif(this,"/img/drago.gif");</text:p>
      <text:p text:style-name="P25"><text:s text:c="2"/>explosion = new Gif(this,"/img/explosion.gif");</text:p>
      <text:p text:style-name="P25"/>
      <text:p text:style-name="P23">Per poter utilizzare anche suoni e musica, abbiamo utilizzato anche la libreria Minim.</text:p>
      <text:p text:style-name="P23">Ecco come abbiamo caricato i suoni e la musica:</text:p>
      <text:p text:style-name="P23"/>
      <text:p text:style-name="P26">//Librerie aggiuntive per gestione suoni</text:p>
      <text:p text:style-name="P26">import ddf.minim.spi.*;</text:p>
      <text:p text:style-name="P26">import ddf.minim.signals.*;</text:p>
      <text:p text:style-name="P26">import ddf.minim.*;</text:p>
      <text:p text:style-name="P26">import ddf.minim.analysis.*;</text:p>
      <text:p text:style-name="P26">import ddf.minim.ugens.*;</text:p>
      <text:p text:style-name="P26">import ddf.minim.effects.*;</text:p>
      <text:p text:style-name="P26"/>
      <text:p text:style-name="P26">//Variabili globali</text:p>
      <text:p text:style-name="P26"><text:s text:c="2"/>Minim minim,minim2,minim3,minim4;</text:p>
      <text:p text:style-name="P26"><text:s text:c="2"/>AudioPlayer explosionSound,gameSong,shotCannon,menuSong;</text:p>
      <text:p text:style-name="P26"/>
      <text:p text:style-name="P26">//Dentro la setup()</text:p>
      <text:p text:style-name="P26"><text:s text:c="2"/>minim = new Minim(this);</text:p>
      <text:p text:style-name="P26"><text:s text:c="2"/>explosionSound = minim.loadFile("/sounds/boom1.wav"); <text:s text:c="2"/></text:p>
      <text:p text:style-name="P26"><text:s text:c="2"/>minim2 = new Minim(this);</text:p>
      <text:p text:style-name="P26"><text:s text:c="2"/>gameSong = minim2.loadFile("/sounds/gameMusic.mp3"); </text:p>
      <text:p text:style-name="P26"><text:s text:c="2"/>minim3 = new Minim(this);</text:p>
      <text:p text:style-name="P26"><text:s text:c="2"/>shotCannon = minim3.loadFile("/sounds/shotCannon.wav");</text:p>
      <text:p text:style-name="P26"><text:s text:c="2"/>minim4 = new Minim(this);</text:p>
      <text:p text:style-name="P26"><text:s text:c="2"/>menuSong = minim4.loadFile("/sounds/menuMusic.mp3"); <text:s/></text:p>
      <text:p text:style-name="P6"><text:a xlink:type="simple" xlink:href="#sommario"><text:span text:style-name="T5">Sommario</text:span></text:a></text:p>
      <text:h text:style-name="P70" text:outline-level="2"/>
      <text:h text:style-name="P72" text:outline-level="2"><text:bookmark text:name="__RefHeading__832_921013862"/>Struttura del programma<text:bookmark-end text:name="__RefHeading__832_921013862"/></text:h>
      <text:p text:style-name="P5"/>
      <text:p text:style-name="P5">//---------&gt;Andrea Del Corto_Gabriele Giovannelli_3IA&lt;---------</text:p>
      <text:p text:style-name="P5">//Librerie aggiuntive per gestione suoni</text:p>
      <text:p text:style-name="P5">import ddf.minim.spi.*;</text:p>
      <text:p text:style-name="P5">import ddf.minim.signals.*;</text:p>
      <text:p text:style-name="P5">import ddf.minim.*;</text:p>
      <text:p text:style-name="P5">import ddf.minim.analysis.*;</text:p>
      <text:p text:style-name="P5">import ddf.minim.ugens.*;</text:p>
      <text:p text:style-name="P5">import ddf.minim.effects.*;</text:p>
      <text:p text:style-name="P5"/>
      <text:p text:style-name="P5">import gifAnimation.*;//libreria aggiuntiva per <text:s/>gif animate</text:p>
      <text:p text:style-name="P5">//------CANNONE------</text:p>
      <text:p text:style-name="P5"><text:s text:c="2"/>float angolo;</text:p>
      <text:p text:style-name="P5"><text:s text:c="2"/>float modifAngolo;//Modifica angolo.</text:p>
      <text:p text:style-name="P5"><text:s text:c="2"/>int cannon_w, cannon_h,munizioni=6;//largezza altezza cannone.</text:p>
      <text:p text:style-name="P5"><text:s text:c="2"/>Boolean shot=false;</text:p>
      <text:p text:style-name="P5"><text:s text:c="2"/>PImage proiettile;</text:p>
      <text:p text:style-name="P5"><text:s text:c="2"/>PImage canna;</text:p>
      <text:p text:style-name="P5"><text:s text:c="2"/>PImage baseCan;</text:p>
      <text:p text:style-name="P5"><text:s text:c="2"/>float proietX,proietY;</text:p>
      <text:p text:style-name="P5"><text:s text:c="2"/>float angoloProiet;</text:p>
      <text:p text:style-name="P5"><text:s text:c="2"/>float Vx,Vy;</text:p>
      <text:p text:style-name="P5"><text:s text:c="2"/>float power=5;</text:p>
      <text:p text:style-name="P5"><text:s text:c="2"/>Boolean powerMove=true;</text:p>
      <text:p text:style-name="P5"><text:s text:c="2"/>float shotSpeed;</text:p>
      <text:p text:style-name="P5">//------COLLISIONI------</text:p>
      <text:p text:style-name="P5"><text:s text:c="2"/>Boolean collisione=false;</text:p>
      <text:p text:style-name="P5"><text:s text:c="2"/>float explX,explY;</text:p>
      <text:p text:style-name="P5"><text:s text:c="2"/>Gif explosion; </text:p>
      <text:p text:style-name="P5">//------ENEMY------</text:p>
      <text:p text:style-name="P5"><text:s text:c="2"/>Gif enemy;</text:p>
      <text:p text:style-name="P5"><text:s text:c="2"/>float enemyX,enemyY;</text:p>
      <text:p text:style-name="P5"><text:s text:c="2"/>float enemySpeed;</text:p>
      <text:p text:style-name="P5"><text:s text:c="2"/>int enemyLife=3;</text:p>
      <text:p text:style-name="P5"><text:s text:c="2"/>Boolean enemyDown=true;</text:p>
      <text:p text:style-name="P5"><text:s text:c="2"/>PImage scudo;</text:p>
      <text:p text:style-name="P5"><text:s text:c="2"/>float scudoX,scudoY,scudoSpeed=8;</text:p>
      <text:p text:style-name="P5"><text:s text:c="2"/>Boolean scudoDown=true;</text:p>
      <text:p text:style-name="P5"><text:s text:c="2"/>PImage scudo2;</text:p>
      <text:p text:style-name="P5"><text:s text:c="2"/>float scudo2X,scudo2Y,scudoSpeed2=20;</text:p>
      <text:p text:style-name="P5"><text:s text:c="2"/>Boolean scudoDown2=true; <text:s/></text:p>
      <text:p text:style-name="P5">//-----GENERALI-----</text:p>
      <text:p text:style-name="P5"><text:s text:c="2"/>int allShot=0;</text:p>
      <text:p text:style-name="P5"><text:s text:c="2"/>int goodShot=0;</text:p>
      <text:p text:style-name="P5"><text:s text:c="2"/>int cont=0;</text:p>
      <text:p text:style-name="P5"><text:s text:c="2"/>int punt=0;</text:p>
      <text:p text:style-name="P5"><text:s text:c="2"/>int level=1;</text:p>
      <text:p text:style-name="P5"><text:s text:c="2"/>int trasp=255;</text:p>
      <text:p text:style-name="P5"><text:s text:c="2"/>color c = color(242,142,11);</text:p>
      <text:p text:style-name="P5"><text:s text:c="2"/>PImage logo;</text:p>
      <text:p text:style-name="P5"><text:s text:c="2"/>PImage sfondo;</text:p>
      <text:p text:style-name="P5"><text:s text:c="2"/>PImage ground;</text:p>
      <text:p text:style-name="P5"><text:s text:c="2"/>PImage puntBar;</text:p>
      <text:p text:style-name="P5"><text:s text:c="2"/>PFont font;</text:p>
      <text:p text:style-name="P5">//------MENU-----</text:p>
      <text:p text:style-name="P5"><text:s text:c="2"/>float butStartX=10,butStartY=150;</text:p>
      <text:p text:style-name="P5"><text:s text:c="2"/>float butMenuX=10,butMenuY=250;</text:p>
      <text:p text:style-name="P5"><text:s text:c="2"/>Boolean win=true;</text:p>
      <text:p text:style-name="P5"><text:s text:c="2"/>Boolean start=false;</text:p>
      <text:p text:style-name="P5"><text:s text:c="2"/>PImage button;</text:p>
      <text:p text:style-name="P5"><text:s text:c="2"/>PImage tabellone;</text:p>
      <text:p text:style-name="P5">//---------SOUNDS---------</text:p>
      <text:p text:style-name="P5"><text:s text:c="2"/>Minim minim,minim2,minim3,minim4;</text:p>
      <text:p text:style-name="P5"><text:s text:c="2"/>AudioPlayer explosionSound,gameSong,shotCannon,menuSong;</text:p>
      <text:p text:style-name="P5"><text:s text:c="2"/></text:p>
      <text:p text:style-name="P5">void setup(){</text:p>
      <text:p text:style-name="P5"><text:s text:c="2"/>size(800,600);</text:p>
      <text:p text:style-name="P5"><text:s text:c="2"/>sfondo = loadImage("/img/sfondo.gif");</text:p>
      <text:p text:style-name="P5"><text:s text:c="2"/>background(sfondo);</text:p>
      <text:p text:style-name="P5"><text:s text:c="2"/>frameRate(30);</text:p>
      <text:p text:style-name="P5"><text:soft-page-break/><text:s text:c="2"/>canna = loadImage("/img/canna.gif");</text:p>
      <text:p text:style-name="P5"><text:s text:c="2"/>baseCan = loadImage("/img/base.gif");</text:p>
      <text:p text:style-name="P5"><text:s text:c="2"/>cannon_w = canna.width;</text:p>
      <text:p text:style-name="P5"><text:s text:c="2"/>cannon_h = canna.height;</text:p>
      <text:p text:style-name="P5"><text:s text:c="2"/>angolo = 0;</text:p>
      <text:p text:style-name="P5"><text:s text:c="2"/>modifAngolo = 0.05;</text:p>
      <text:p text:style-name="P5"><text:s text:c="2"/>puntBar = loadImage("/img/puntBar.gif");</text:p>
      <text:p text:style-name="P5"><text:s text:c="2"/>font = createFont("/font/ALBA____.TTF",25);</text:p>
      <text:p text:style-name="P5"><text:s text:c="2"/>textFont(font);</text:p>
      <text:p text:style-name="P5"><text:s text:c="2"/>proiettile = loadImage("/img/proiettile2.gif");</text:p>
      <text:p text:style-name="P5"><text:s text:c="2"/>ground = loadImage("/img/groundFiamme.gif");</text:p>
      <text:p text:style-name="P5"><text:s text:c="2"/>enemy = new Gif(this,"/img/drago.gif");</text:p>
      <text:p text:style-name="P5"><text:s text:c="2"/>explosion = new Gif(this,"/img/explosion.gif");</text:p>
      <text:p text:style-name="P5"><text:s text:c="2"/>logo = loadImage("/img/logo.gif");</text:p>
      <text:p text:style-name="P5"><text:s text:c="2"/>tabellone = loadImage("/img/tabellone.gif");</text:p>
      <text:p text:style-name="P5"><text:s text:c="2"/>minim = new Minim(this);</text:p>
      <text:p text:style-name="P5"><text:s text:c="2"/>explosionSound = minim.loadFile("/sounds/boom1.wav"); </text:p>
      <text:p text:style-name="P5"><text:s text:c="2"/></text:p>
      <text:p text:style-name="P5"><text:s text:c="2"/>minim2 = new Minim(this);</text:p>
      <text:p text:style-name="P5"><text:s text:c="2"/>gameSong = minim2.loadFile("/sounds/gameMusic.mp3"); </text:p>
      <text:p text:style-name="P5"><text:s text:c="2"/></text:p>
      <text:p text:style-name="P5"><text:s text:c="2"/>minim3 = new Minim(this);</text:p>
      <text:p text:style-name="P5"><text:s text:c="2"/>shotCannon = minim3.loadFile("/sounds/shotCannon.wav");</text:p>
      <text:p text:style-name="P5"/>
      <text:p text:style-name="P5"><text:s text:c="2"/>minim4 = new Minim(this);</text:p>
      <text:p text:style-name="P5"><text:s text:c="2"/>menuSong = minim4.loadFile("/sounds/menuMusic.mp3"); <text:s/></text:p>
      <text:p text:style-name="P5"><text:s text:c="2"/></text:p>
      <text:p text:style-name="P5"><text:s text:c="2"/>menuSong.play();</text:p>
      <text:p text:style-name="P5"><text:s text:c="2"/>menuSong.loop();</text:p>
      <text:p text:style-name="P5"><text:s text:c="2"/>enemy.play();</text:p>
      <text:p text:style-name="P5"><text:s text:c="2"/>scudo = loadImage("/img/scudo.gif");</text:p>
      <text:p text:style-name="P5"><text:s text:c="2"/>scudo2 = loadImage("/img/scudo2.gif");</text:p>
      <text:p text:style-name="P5"><text:s text:c="2"/>button = loadImage("/img/button.png");</text:p>
      <text:p text:style-name="P5"><text:s text:c="2"/>proietY=height-(cannon_h+ground.height+5);</text:p>
      <text:p text:style-name="P5"><text:s text:c="2"/>proietX=baseCan.width/2;</text:p>
      <text:p text:style-name="P5"><text:s text:c="2"/>enemyX = width-enemy.width;</text:p>
      <text:p text:style-name="P5"><text:s text:c="2"/>enemyY = puntBar.height;</text:p>
      <text:p text:style-name="P5"><text:s text:c="2"/>scudoX = enemyX-40;</text:p>
      <text:p text:style-name="P5"><text:s text:c="2"/>scudoY = enemyY+20;</text:p>
      <text:p text:style-name="P5"><text:s text:c="2"/>scudo2X = scudoX-(scudo.width+20);</text:p>
      <text:p text:style-name="P5"><text:s text:c="2"/>scudo2Y = scudoY; <text:s/></text:p>
      <text:p text:style-name="P5"><text:s text:c="2"/>enemySpeed=2;</text:p>
      <text:p text:style-name="P5"><text:s text:c="2"/>fill(c);</text:p>
      <text:p text:style-name="P5"><text:s text:c="2"/>textSize(25);</text:p>
      <text:p text:style-name="P5">}</text:p>
      <text:p text:style-name="P5"/>
      <text:p text:style-name="P5">void draw(){</text:p>
      <text:p text:style-name="P5"><text:s text:c="2"/>background(sfondo);</text:p>
      <text:p text:style-name="P5"><text:s text:c="2"/>if(start==false)menu();</text:p>
      <text:p text:style-name="P5"><text:s text:c="2"/>else{//Inizio gioco.</text:p>
      <text:p text:style-name="P5"><text:s text:c="4"/>if(win==true){</text:p>
      <text:p text:style-name="P5"><text:s text:c="6"/>scudoMove();</text:p>
      <text:p text:style-name="P5"><text:s text:c="6"/>if(level&gt;=3)scudo2Move();</text:p>
      <text:p text:style-name="P5"><text:s text:c="6"/>enemyMoveState();</text:p>
      <text:p text:style-name="P5"><text:s text:c="6"/>ambiente();</text:p>
      <text:p text:style-name="P5"><text:s text:c="6"/>pushMatrix();</text:p>
      <text:p text:style-name="P5"><text:s text:c="8"/>if(shot==true){</text:p>
      <text:p text:style-name="P5"><text:s text:c="10"/>//proietX+=power;</text:p>
      <text:p text:style-name="P5"><text:s text:c="10"/>//proietY = (angoloProiet*proietX) + height-(ground.height+baseCan.height+8);</text:p>
      <text:p text:style-name="P5"><text:s text:c="10"/>println("power:" +power );</text:p>
      <text:p text:style-name="P5"><text:s text:c="10"/>proietX += Vx; </text:p>
      <text:p text:style-name="P5"><text:s text:c="10"/>proietY += Vy;</text:p>
      <text:p text:style-name="P5"><text:s text:c="10"/>image(proiettile,proietX,proietY);</text:p>
      <text:p text:style-name="P5"><text:s text:c="8"/>}</text:p>
      <text:p text:style-name="P5"><text:s text:c="6"/>popMatrix();</text:p>
      <text:p text:style-name="P5"><text:s text:c="6"/>pushMatrix();</text:p>
      <text:p text:style-name="P5"><text:s text:c="8"/>translate(15,height-(cannon_h/2+ground.height)); <text:s text:c="2"/>//In alto a sinistra per rotazione.</text:p>
      <text:p text:style-name="P5"><text:s text:c="8"/>rotate(angolo); <text:s text:c="36"/>//Rotazione</text:p>
      <text:p text:style-name="P5"><text:s text:c="8"/>translate(-15,-(height-(cannon_h/2+ground.height)));//traslazione al punto originario.</text:p>
      <text:p text:style-name="P5"><text:s text:c="8"/>image(canna,0,height-(cannon_h+ground.height+cannon_h/3),cannon_w,cannon_h);</text:p>
      <text:p text:style-name="P5"><text:s text:c="6"/>popMatrix();</text:p>
      <text:p text:style-name="P5"><text:s text:c="6"/>image(baseCan,0,height-(ground.height + baseCan.height));</text:p>
      <text:p text:style-name="P5"><text:soft-page-break/><text:s text:c="6"/>collision();</text:p>
      <text:p text:style-name="P5"><text:s text:c="6"/>image(enemy,enemyX,enemyY);</text:p>
      <text:p text:style-name="P5"><text:s text:c="6"/>tint(255);</text:p>
      <text:p text:style-name="P5"><text:s text:c="6"/>if(enemyLife==0 &amp;&amp; shot==false){//Next Level</text:p>
      <text:p text:style-name="P5"><text:s text:c="8"/>trasp=255;//x visualizzazione livello.</text:p>
      <text:p text:style-name="P5"><text:s text:c="8"/>punt+=15;</text:p>
      <text:p text:style-name="P5"><text:s text:c="8"/>level++;</text:p>
      <text:p text:style-name="P5"><text:s text:c="8"/>enemySpeed+=0.5;</text:p>
      <text:p text:style-name="P5"><text:s text:c="8"/>scudoSpeed+=2.5;</text:p>
      <text:p text:style-name="P5"><text:s text:c="8"/>enemyLife=3;</text:p>
      <text:p text:style-name="P5"><text:s text:c="8"/>munizioni+=3;</text:p>
      <text:p text:style-name="P5"><text:s text:c="6"/>}</text:p>
      <text:p text:style-name="P5"><text:s text:c="6"/>if(munizioni==0 &amp;&amp; shot==false )win=false;//End game</text:p>
      <text:p text:style-name="P5"><text:s text:c="4"/>}</text:p>
      <text:p text:style-name="P5"><text:s text:c="4"/>else{//sconfitta</text:p>
      <text:p text:style-name="P5"><text:s text:c="6"/>image(tabellone,10,10);</text:p>
      <text:p text:style-name="P5"><text:s text:c="6"/>fill(0);</text:p>
      <text:p text:style-name="P5"><text:s text:c="6"/>text("Hai raggiunto il livello "+ <text:s/>level + " !",35,90);</text:p>
      <text:p text:style-name="P5"><text:s text:c="6"/>text("Colpi a segno: " + goodShot,35,125);</text:p>
      <text:p text:style-name="P5"><text:s text:c="6"/>text("Colpi sparati: " + allShot,35,150);</text:p>
      <text:p text:style-name="P5"><text:s text:c="6"/>text("Punteggio: " + punt,35,175);</text:p>
      <text:p text:style-name="P5"><text:s text:c="6"/>fill(c);</text:p>
      <text:p text:style-name="P5"><text:s text:c="6"/>image(button,butMenuX,butMenuY);</text:p>
      <text:p text:style-name="P5"><text:s text:c="6"/>text("Menù",50,butMenuY+30);</text:p>
      <text:p text:style-name="P5"><text:s text:c="4"/>}</text:p>
      <text:p text:style-name="P5"><text:s text:c="2"/>}</text:p>
      <text:p text:style-name="P5">}</text:p>
      <text:p text:style-name="P5">void scudoMove(){</text:p>
      <text:p text:style-name="P5"><text:s text:c="4"/>if(scudoY&lt;height-(ground.height+scudo.height) &amp;&amp; scudoDown==true){</text:p>
      <text:p text:style-name="P5"><text:s text:c="4"/>scudoY+=scudoSpeed;</text:p>
      <text:p text:style-name="P5"><text:s text:c="2"/>}</text:p>
      <text:p text:style-name="P5"><text:s text:c="2"/>else{</text:p>
      <text:p text:style-name="P5"><text:s text:c="4"/>scudoDown=false;</text:p>
      <text:p text:style-name="P5"><text:s text:c="4"/>if(scudoY&gt;puntBar.height &amp;&amp; scudoDown==false){</text:p>
      <text:p text:style-name="P5"><text:s text:c="6"/>scudoY-=scudoSpeed;</text:p>
      <text:p text:style-name="P5"><text:s text:c="4"/>}</text:p>
      <text:p text:style-name="P5"><text:s text:c="4"/>else scudoDown=true;</text:p>
      <text:p text:style-name="P5"><text:s text:c="2"/>}</text:p>
      <text:p text:style-name="P5"><text:s text:c="2"/>image(scudo,scudoX,scudoY);</text:p>
      <text:p text:style-name="P5">}</text:p>
      <text:p text:style-name="P5">void scudo2Move(){</text:p>
      <text:p text:style-name="P5"><text:s text:c="4"/>if(scudo2Y&lt;height-(ground.height+scudo2.height) &amp;&amp; scudoDown2==true){</text:p>
      <text:p text:style-name="P5"><text:s text:c="4"/>scudo2Y+=scudoSpeed2;</text:p>
      <text:p text:style-name="P5"><text:s text:c="2"/>}</text:p>
      <text:p text:style-name="P5"><text:s text:c="2"/>else{</text:p>
      <text:p text:style-name="P5"><text:s text:c="4"/>scudoDown2=false;</text:p>
      <text:p text:style-name="P5"><text:s text:c="4"/>if(scudo2Y&gt;puntBar.height &amp;&amp; scudoDown2==false){</text:p>
      <text:p text:style-name="P5"><text:s text:c="6"/>scudo2Y-=scudoSpeed2;</text:p>
      <text:p text:style-name="P5"><text:s text:c="4"/>}</text:p>
      <text:p text:style-name="P5"><text:s text:c="4"/>else scudoDown2=true;</text:p>
      <text:p text:style-name="P5"><text:s text:c="2"/>}</text:p>
      <text:p text:style-name="P5"><text:s text:c="2"/>image(scudo2,scudo2X,scudo2Y);</text:p>
      <text:p text:style-name="P5">}</text:p>
      <text:p text:style-name="P5">void menu(){</text:p>
      <text:p text:style-name="P5"><text:s text:c="2"/>background(sfondo);</text:p>
      <text:p text:style-name="P5"><text:s text:c="2"/>image(logo,width/2-logo.width/2,5);</text:p>
      <text:p text:style-name="P5"><text:s text:c="2"/>image(button,10,150);</text:p>
      <text:p text:style-name="P5"><text:s text:c="2"/>text("Start",50,182);</text:p>
      <text:p text:style-name="P5">}</text:p>
      <text:p text:style-name="P5">void enemyMoveState(){</text:p>
      <text:p text:style-name="P5"><text:s text:c="2"/>fill(380-enemyLife*40,0,0);</text:p>
      <text:p text:style-name="P5"><text:s text:c="2"/>rect(enemyX,enemyY-15,enemyLife*40, 15);</text:p>
      <text:p text:style-name="P5"><text:s text:c="2"/>fill(c);</text:p>
      <text:p text:style-name="P5"><text:s text:c="2"/>if(enemyY&lt;height-(ground.height+enemy.height) &amp;&amp; enemyDown==true){</text:p>
      <text:p text:style-name="P5"><text:s text:c="4"/>enemyY+=enemySpeed;</text:p>
      <text:p text:style-name="P5"><text:s text:c="2"/>}</text:p>
      <text:p text:style-name="P5"><text:s text:c="2"/>else{</text:p>
      <text:p text:style-name="P5"><text:s text:c="4"/>enemyDown=false;</text:p>
      <text:p text:style-name="P5"><text:s text:c="4"/>if(enemyY&gt;puntBar.height &amp;&amp; enemyDown==false){</text:p>
      <text:p text:style-name="P5"><text:s text:c="6"/>enemyY-=enemySpeed;</text:p>
      <text:p text:style-name="P5"><text:s text:c="4"/>}</text:p>
      <text:p text:style-name="P5"><text:s text:c="4"/>else enemyDown=true;</text:p>
      <text:p text:style-name="P5"><text:soft-page-break/><text:s text:c="2"/>}</text:p>
      <text:p text:style-name="P5">}</text:p>
      <text:p text:style-name="P5">void ambiente(){ </text:p>
      <text:p text:style-name="P5"><text:s text:c="2"/>image(puntBar,8,5);</text:p>
      <text:p text:style-name="P5"><text:s text:c="3"/>text("Livello: "+level,width/2-60,puntBar.height-10);</text:p>
      <text:p text:style-name="P5"><text:s text:c="3"/>text("Punteggio: " + punt,40, puntBar.height-10);</text:p>
      <text:p text:style-name="P5"><text:s text:c="3"/>text("Munizioni: " + munizioni,width-200, puntBar.height-10);</text:p>
      <text:p text:style-name="P5"><text:s text:c="3"/>trasp-=5;</text:p>
      <text:p text:style-name="P5"><text:s text:c="3"/>fill(255,255,255,trasp);</text:p>
      <text:p text:style-name="P5"><text:s text:c="3"/>textSize(35);</text:p>
      <text:p text:style-name="P5"><text:s text:c="3"/>text("Level: " + level,width/2-30,height/2-10);</text:p>
      <text:p text:style-name="P5"><text:s text:c="3"/>textSize(25);</text:p>
      <text:p text:style-name="P5"><text:s text:c="3"/>image(ground,0,height-ground.height);</text:p>
      <text:p text:style-name="P5"><text:s text:c="3"/>fill(0);</text:p>
      <text:p text:style-name="P5"><text:s text:c="3"/>//-----Power bar-----</text:p>
      <text:p text:style-name="P5"><text:s text:c="3"/>println("power: "+power);</text:p>
      <text:p text:style-name="P5"><text:s text:c="3"/>rect(20, height-15, 100, 15);//Static power bar</text:p>
      <text:p text:style-name="P5"><text:s text:c="3"/>fill(0,power*10,0);</text:p>
      <text:p text:style-name="P5"><text:s text:c="3"/>rect(20, height-15,power*4, 15);//Dinamic power bar</text:p>
      <text:p text:style-name="P5"><text:s text:c="3"/>fill(c);</text:p>
      <text:p text:style-name="P5"><text:s text:c="3"/>textSize(15);</text:p>
      <text:p text:style-name="P5"><text:s text:c="3"/>text("POWER",25,height-2);</text:p>
      <text:p text:style-name="P5"><text:s text:c="3"/>textSize(25);</text:p>
      <text:p text:style-name="P5"><text:s text:c="3"/>if(power&lt;=25 &amp;&amp; powerMove==true)power++;</text:p>
      <text:p text:style-name="P5"><text:s text:c="3"/>if(power&gt;25)power=5;</text:p>
      <text:p text:style-name="P5"><text:s text:c="3"/>fill(c);</text:p>
      <text:p text:style-name="P5">}</text:p>
      <text:p text:style-name="P5">void collision(){</text:p>
      <text:p text:style-name="P5"><text:s text:c="2"/>if(cont&lt;30 &amp;&amp; collisione==true)cont++;</text:p>
      <text:p text:style-name="P5"><text:s text:c="2"/>else {</text:p>
      <text:p text:style-name="P5"><text:s text:c="4"/>cont=0;</text:p>
      <text:p text:style-name="P5"><text:s text:c="4"/>collisione=false;</text:p>
      <text:p text:style-name="P5"><text:s text:c="4"/>explosion.stop();</text:p>
      <text:p text:style-name="P5"><text:s text:c="4"/>explosionSound.rewind();</text:p>
      <text:p text:style-name="P5"><text:s text:c="2"/>}</text:p>
      <text:p text:style-name="P5"><text:s text:c="2"/>if(proietY&lt;=puntBar.height || proietX&gt;=width-(proiettile.width) || ((proietX&gt;=scudoX &amp;&amp; proietX&lt;=scudoX+scudo.width) &amp;&amp; (proietY&gt;=scudoY &amp;&amp; proietY&lt;=scudoY+scudo.height)) || proietY&gt;=height-(ground.height+proiettile.height) || ((proietX&gt;=scudo2X &amp;&amp; proietX&lt;=scudo2X+scudo2.width) &amp;&amp; (proietY&gt;=scudo2Y &amp;&amp; proietY&lt;=scudo2Y+scudo2.height) &amp;&amp; level&gt;=3)){//Collisione ambiente</text:p>
      <text:p text:style-name="P5"><text:s text:c="4"/>println("collisione ambiente");</text:p>
      <text:p text:style-name="P5"><text:s text:c="4"/>shot=false;</text:p>
      <text:p text:style-name="P5"><text:s text:c="4"/>collisione=true;</text:p>
      <text:p text:style-name="P5"><text:s text:c="4"/>explosionSound.play();</text:p>
      <text:p text:style-name="P5"><text:s text:c="4"/>explosion.play();</text:p>
      <text:p text:style-name="P5"><text:s text:c="4"/>explX = proietX-(explosion.width/2);</text:p>
      <text:p text:style-name="P5"><text:s text:c="4"/>explY = proietY-(explosion.height/2);</text:p>
      <text:p text:style-name="P5"><text:s text:c="4"/>proietX=baseCan.width/2;</text:p>
      <text:p text:style-name="P5"><text:s text:c="4"/>proietY=height-(cannon_h+ground.height+5);</text:p>
      <text:p text:style-name="P5"><text:s text:c="4"/>power=5;</text:p>
      <text:p text:style-name="P5"><text:s text:c="2"/>}</text:p>
      <text:p text:style-name="P5"><text:s text:c="2"/>else{</text:p>
      <text:p text:style-name="P5"><text:s text:c="4"/>if(proietX&gt;=enemyX+enemy.width/3 &amp;&amp; (proietY&gt;enemyY &amp;&amp; proietY&lt;enemyY+enemy.height)){//Nemico colpito</text:p>
      <text:p text:style-name="P5"><text:s text:c="6"/>println("collisione enemy");</text:p>
      <text:p text:style-name="P5"><text:s text:c="6"/>tint(0, 150, 204);</text:p>
      <text:p text:style-name="P5"><text:s text:c="6"/>shot=false;</text:p>
      <text:p text:style-name="P5"><text:s text:c="6"/>collisione=true;</text:p>
      <text:p text:style-name="P5"><text:s text:c="6"/>punt+=5;</text:p>
      <text:p text:style-name="P5"><text:s text:c="6"/>goodShot++;</text:p>
      <text:p text:style-name="P5"><text:s text:c="6"/>explosionSound.play();</text:p>
      <text:p text:style-name="P5"><text:s text:c="6"/>explosion.play();</text:p>
      <text:p text:style-name="P5"><text:s text:c="6"/>explX = proietX-(explosion.width/2);</text:p>
      <text:p text:style-name="P5"><text:s text:c="6"/>explY = proietY-(explosion.height/2); <text:s/></text:p>
      <text:p text:style-name="P5"><text:s text:c="6"/>proietX=baseCan.width/2;</text:p>
      <text:p text:style-name="P5"><text:s text:c="6"/>proietY=height-(cannon_h+ground.height+5);</text:p>
      <text:p text:style-name="P5"><text:s text:c="6"/>enemyLife--;</text:p>
      <text:p text:style-name="P5"><text:s text:c="6"/>munizioni++;</text:p>
      <text:p text:style-name="P5"><text:s text:c="6"/>power=5;</text:p>
      <text:p text:style-name="P5"><text:s text:c="4"/>}</text:p>
      <text:p text:style-name="P5"><text:s text:c="2"/>}</text:p>
      <text:p text:style-name="P5"><text:s text:c="2"/>if(cont!=0 &amp;&amp; cont&lt;30)image(explosion,explX,explY);</text:p>
      <text:p text:style-name="P5">}</text:p>
      <text:p text:style-name="P5">void mousePressed(){</text:p>
      <text:p text:style-name="P5"><text:s text:c="2"/>if(start==false &amp;&amp; ((mouseX&gt;=butStartX &amp;&amp; mouseX&lt;=butStartX+button.width) &amp;&amp; (mouseY&gt;=butStartY &amp;&amp; mouseY&lt;=butStartY+button.height)) )<text:soft-page-break/>{//Scelta menu</text:p>
      <text:p text:style-name="P5"><text:s text:c="4"/>menuSong.pause();</text:p>
      <text:p text:style-name="P5"><text:s text:c="4"/>gameSong.play();</text:p>
      <text:p text:style-name="P5"><text:s text:c="4"/>gameSong.loop();</text:p>
      <text:p text:style-name="P5"><text:s text:c="4"/>start=true;</text:p>
      <text:p text:style-name="P5"><text:s text:c="2"/>}</text:p>
      <text:p text:style-name="P5"><text:s text:c="2"/>if(win==false &amp;&amp; ((mouseX&gt;=butMenuX &amp;&amp; mouseX&lt;=butMenuX+button.width) &amp;&amp; (mouseY&gt;=butMenuY &amp;&amp; mouseY&lt;=butMenuY+button.height))){//Ritorno al menu</text:p>
      <text:p text:style-name="P5"><text:s text:c="4"/>start=false;</text:p>
      <text:p text:style-name="P5"><text:s text:c="4"/>win=true;</text:p>
      <text:p text:style-name="P5"><text:s text:c="4"/>gameSong.pause();</text:p>
      <text:p text:style-name="P5"><text:s text:c="4"/>menuSong.play();</text:p>
      <text:p text:style-name="P5"><text:s text:c="4"/>menuSong.loop();</text:p>
      <text:p text:style-name="P5"><text:s text:c="4"/>explosion.stop();</text:p>
      <text:p text:style-name="P5"><text:s text:c="4"/>explosionSound.rewind();</text:p>
      <text:p text:style-name="P5"><text:s text:c="4"/>//inizializzazione variabili</text:p>
      <text:p text:style-name="P5"><text:s text:c="4"/>punt=0;</text:p>
      <text:p text:style-name="P5"><text:s text:c="4"/>munizioni=6;</text:p>
      <text:p text:style-name="P5"><text:s text:c="4"/>enemyLife=3;</text:p>
      <text:p text:style-name="P5"><text:s text:c="4"/>level=1;</text:p>
      <text:p text:style-name="P5"><text:s text:c="4"/>enemySpeed=2;</text:p>
      <text:p text:style-name="P5"><text:s text:c="4"/>scudoSpeed=8;</text:p>
      <text:p text:style-name="P5"><text:s text:c="4"/>scudoSpeed2=20;</text:p>
      <text:p text:style-name="P5"><text:s text:c="4"/>allShot=0;</text:p>
      <text:p text:style-name="P5"><text:s text:c="4"/>goodShot=0;</text:p>
      <text:p text:style-name="P5"><text:s text:c="2"/>}</text:p>
      <text:p text:style-name="P5">}</text:p>
      <text:p text:style-name="P5">void keyPressed(){</text:p>
      <text:p text:style-name="P5"><text:s text:c="2"/>if(start==true){</text:p>
      <text:p text:style-name="P5"><text:s text:c="4"/>if(keyCode==RIGHT){</text:p>
      <text:p text:style-name="P5"><text:s text:c="6"/>println("rx");</text:p>
      <text:p text:style-name="P5"><text:s text:c="6"/>if(angolo&lt;0)</text:p>
      <text:p text:style-name="P5"><text:s text:c="8"/>angolo+=modifAngolo;</text:p>
      <text:p text:style-name="P5"><text:s text:c="4"/>}</text:p>
      <text:p text:style-name="P5"><text:s text:c="4"/>if(keyCode==LEFT) {</text:p>
      <text:p text:style-name="P5"><text:s text:c="6"/>println("sx");</text:p>
      <text:p text:style-name="P5"><text:s text:c="6"/>if (angolo&gt;-(PI/2-0.3))</text:p>
      <text:p text:style-name="P5"><text:s text:c="7"/>angolo-=modifAngolo;</text:p>
      <text:p text:style-name="P5"><text:s text:c="4"/>}</text:p>
      <text:p text:style-name="P5"><text:s text:c="4"/>if(key==' '){</text:p>
      <text:p text:style-name="P5"><text:s text:c="6"/>if(shot==false <text:s/>&amp;&amp; munizioni&gt;0 &amp;&amp; win==true){//power--&gt; min:5 max:25</text:p>
      <text:p text:style-name="P5"><text:s text:c="8"/>println("spazio");</text:p>
      <text:p text:style-name="P5"><text:s text:c="8"/>if(shot==false <text:s/>&amp;&amp; munizioni&gt;0){</text:p>
      <text:p text:style-name="P5"><text:s text:c="10"/>shotSpeed=power;</text:p>
      <text:p text:style-name="P5"><text:s text:c="10"/>powerMove=false;</text:p>
      <text:p text:style-name="P5"><text:s text:c="8"/>} </text:p>
      <text:p text:style-name="P5"><text:s text:c="6"/>}</text:p>
      <text:p text:style-name="P5"><text:s text:c="4"/>}</text:p>
      <text:p text:style-name="P5"><text:s text:c="2"/>}</text:p>
      <text:p text:style-name="P5">}</text:p>
      <text:p text:style-name="P5">void keyReleased(){</text:p>
      <text:p text:style-name="P5"><text:s text:c="2"/>if(key==' ' &amp;&amp; shot==false &amp;&amp; win==true){</text:p>
      <text:p text:style-name="P5"><text:s text:c="4"/>powerMove=true;</text:p>
      <text:p text:style-name="P5"><text:s text:c="4"/>shotCannon.play();</text:p>
      <text:p text:style-name="P5"><text:s text:c="4"/>shotCannon.rewind();</text:p>
      <text:p text:style-name="P5"><text:s text:c="4"/>shot=true;</text:p>
      <text:p text:style-name="P5"><text:s text:c="4"/>munizioni--;</text:p>
      <text:p text:style-name="P5"><text:s text:c="4"/>allShot++;</text:p>
      <text:p text:style-name="P5"><text:s text:c="4"/>angoloProiet=angolo;</text:p>
      <text:p text:style-name="P5"><text:s text:c="4"/>Vx = shotSpeed*cos(angoloProiet);</text:p>
      <text:p text:style-name="P5"><text:s text:c="4"/>Vy = shotSpeed*sin(angoloProiet); <text:s text:c="3"/></text:p>
      <text:p text:style-name="P5"><text:s text:c="2"/>}</text:p>
      <text:p text:style-name="P5"/>
      <text:p text:style-name="P5">}</text:p>
      <text:p text:style-name="P5"/>
      <text:p text:style-name="P5"/>
      <text:p text:style-name="P5"/>
      <text:p text:style-name="P7"><text:a xlink:type="simple" xlink:href="#sommario"><text:span text:style-name="T7">Sommario</text:span></text:a></text:p>
      <text:h text:style-name="P70" text:outline-level="2"><text:bookmark text:name="__RefHeading__836_921013862"/><text:soft-page-break/>Sviluppo dei singoli sottoprogrammi<text:bookmark-end text:name="__RefHeading__836_921013862"/></text:h>
      <text:p text:style-name="P27"/>
      <text:p text:style-name="P42">Oltre alla draw e alla setup abbiamo definito altre 9 funzioni:</text:p>
      <text:list xml:id="list31353346" text:style-name="L9">
        <text:list-item>
          <text:p text:style-name="P50">void scudoMove();</text:p>
          <text:p text:style-name="P52">Gestisce il movimento dello scudo1: lo sposta sull'asse y, facendolo rimbalzare sul bordo superiore e inferiore della finestra.</text:p>
        </text:list-item>
        <text:list-item>
          <text:p text:style-name="P50">void scudo2Move();</text:p>
        </text:list-item>
      </text:list>
      <text:list xml:id="list31360737" text:style-name="L10">
        <text:list-header>
          <text:p text:style-name="P53">Gestisce il movimento dello scudo2: lo sposta sull'asse y, facendolo rimbalzare sul bordo superiore e inferiore della finestra.</text:p>
        </text:list-header>
        <text:list-item>
          <text:p text:style-name="P51">void menu();</text:p>
          <text:p text:style-name="P53">Disegna la schermata iniziale.</text:p>
        </text:list-item>
        <text:list-item>
          <text:p text:style-name="P51">void enemyMoveState();</text:p>
          <text:p text:style-name="P53">Disegna e gestisce il movimento verticale del mostro e della sua barra della vita , allo stesso modo delle funzione scudoMove() e scudo2Move().</text:p>
        </text:list-item>
        <text:list-item>
          <text:p text:style-name="P51">void ambiente();</text:p>
          <text:p text:style-name="P53">Disegna l'ambiente di gioco e gestisce la barra di potenza per i colpi del cannone.</text:p>
        </text:list-item>
        <text:list-item>
          <text:p text:style-name="P51">void collision()</text:p>
          <text:p text:style-name="P53">Gestisce le collisioni con l'ambiente di gioco e con il mostro.</text:p>
        </text:list-item>
      </text:list>
      <text:p text:style-name="P9"><text:a xlink:type="simple" xlink:href="#sommario"><text:span text:style-name="T6">Sommar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cm" fo:margin-bottom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text-underline-style="none"/>
    </style:style>
    <style:style style:name="M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padding="0.049cm" fo:border="0.018cm solid #000000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drea Del <text:s/>Corto – Gabriele Giovannelli- gruppo 5</text:p>
      </style:header>
      <style:footer>
        <text:p text:style-name="MP2"><text:span text:style-name="MT1">Pagina: </text:span><text:span text:style-name="MT1"><text:page-number style:num-format="1" text:select-page="current">6</text:page-number></text:span><text:span text:style-name="MT1">/</text:span><text:span text:style-name="MT1"><text:page-count style:num-format="1">13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  <style:master-page style:name="Left_20_Page" style:display-name="Left Page" style:page-layout-name="Mpm4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8H33M5S</meta:editing-duration>
    <meta:editing-cycles>66</meta:editing-cycles>
    <meta:generator>OpenOffice.org/3.3$Win32 OpenOffice.org_project/330m20$Build-9567</meta:generator>
    <dc:date>2014-03-31T11:29:30.87</dc:date>
    <meta:print-date>2014-02-06T12:02:01.65</meta:print-date>
    <meta:document-statistic meta:table-count="2" meta:image-count="0" meta:object-count="0" meta:page-count="13" meta:paragraph-count="468" meta:word-count="1668" meta:character-count="15982"/>
    <meta:user-defined meta:name="Info 1"/>
    <meta:user-defined meta:name="Info 2"/>
    <meta:user-defined meta:name="Info 3"/>
    <meta:user-defined meta:name="Info 4"/>
  </office:meta>
</office:document-meta>
</file>